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, Times, serif"/>
  </office:font-face-decls>
  <office:automatic-styles>
    <style:style style:name="P1" style:family="paragraph" style:parent-style-name="Standard">
      <style:paragraph-properties fo:orphans="2" fo:widows="2"/>
      <style:text-properties fo:font-size="12pt" style:font-size-asian="12pt" style:font-size-complex="12pt"/>
    </style:style>
    <style:style style:name="P2" style:family="paragraph" style:parent-style-name="List_20_Paragraph" style:list-style-name="WWNum4">
      <style:paragraph-properties fo:margin-top="0in" fo:margin-bottom="0in" style:contextual-spacing="true" fo:text-align="justify" style:justify-single-word="false"/>
      <style:text-properties fo:font-size="12pt" officeooo:paragraph-rsid="00145d74" style:font-size-asian="12pt" style:font-size-complex="12pt"/>
    </style:style>
    <style:style style:name="P3" style:family="paragraph" style:parent-style-name="Standard">
      <style:paragraph-properties fo:margin-top="0in" fo:margin-bottom="0in" style:contextual-spacing="false" fo:text-align="justify" style:justify-single-word="false"/>
      <style:text-properties fo:font-size="12pt" officeooo:paragraph-rsid="0010260f" style:font-size-asian="12pt" style:font-size-complex="12pt"/>
    </style:style>
    <style:style style:name="P4" style:family="paragraph" style:parent-style-name="Standard" style:list-style-name="WWNum4">
      <style:text-properties fo:font-size="12pt" officeooo:paragraph-rsid="00145d74" style:font-size-asian="12pt" style:font-size-complex="12pt"/>
    </style:style>
    <style:style style:name="P5" style:family="paragraph" style:parent-style-name="Standard" style:list-style-name="WWNum4">
      <style:text-properties fo:font-size="12pt" officeooo:paragraph-rsid="00167dae" fo:background-color="transparent" style:font-size-asian="12pt" style:font-size-complex="12pt"/>
    </style:style>
    <style:style style:name="P6" style:family="paragraph" style:parent-style-name="Standard" style:list-style-name="WWNum4">
      <style:text-properties fo:font-size="12pt" officeooo:paragraph-rsid="00145d74" fo:background-color="transparent" style:font-size-asian="12pt" style:font-size-complex="12pt"/>
    </style:style>
    <style:style style:name="P7" style:family="paragraph" style:parent-style-name="Standard" style:list-style-name="WWNum4">
      <style:text-properties fo:font-size="12pt" fo:language="en" fo:country="US" officeooo:rsid="00145d74" officeooo:paragraph-rsid="0014dbcc" fo:background-color="transparent" style:font-size-asian="12pt" style:font-size-complex="12pt"/>
    </style:style>
    <style:style style:name="P8" style:family="paragraph" style:parent-style-name="Standard" style:list-style-name="WWNum4">
      <style:text-properties fo:font-size="12pt" fo:language="ru" fo:country="RU" officeooo:paragraph-rsid="00145d74" fo:background-color="transparent" style:font-size-asian="12pt" style:font-size-complex="12pt"/>
    </style:style>
    <style:style style:name="P9" style:family="paragraph" style:parent-style-name="Standard" style:list-style-name="WWNum4">
      <style:text-properties fo:font-variant="normal" fo:text-transform="none" fo:color="#000000" loext:opacity="100%" style:font-name="Times New Roman" fo:font-size="12pt" fo:letter-spacing="normal" fo:font-style="normal" fo:font-weight="normal" officeooo:paragraph-rsid="00145d74" style:font-size-asian="12pt" style:font-size-complex="12pt"/>
    </style:style>
    <style:style style:name="P10" style:family="paragraph" style:parent-style-name="Text_20_body" style:list-style-name="WWNum4">
      <style:text-properties fo:font-size="12pt" officeooo:paragraph-rsid="00145d74" style:font-size-asian="12pt" style:font-size-complex="12pt"/>
    </style:style>
    <style:style style:name="P11" style:family="paragraph" style:parent-style-name="Text_20_body" style:list-style-name="WWNum4">
      <style:text-properties fo:font-size="12pt" officeooo:paragraph-rsid="001a5667" style:font-size-asian="12pt" style:font-size-complex="12pt"/>
    </style:style>
    <style:style style:name="P12" style:family="paragraph" style:parent-style-name="Text_20_body">
      <style:text-properties fo:font-size="12pt" officeooo:paragraph-rsid="001a5667" style:font-size-asian="12pt" style:font-size-complex="12pt"/>
    </style:style>
    <style:style style:name="P13" style:family="paragraph" style:parent-style-name="Text_20_body">
      <style:text-properties fo:font-size="12pt" officeooo:rsid="001a5667" officeooo:paragraph-rsid="001a5667" style:font-size-asian="12pt" style:font-size-complex="12pt"/>
    </style:style>
    <style:style style:name="P14" style:family="paragraph" style:parent-style-name="Text_20_body" style:list-style-name="WWNum4">
      <style:text-properties fo:font-size="12pt" fo:language="ru" fo:country="RU" officeooo:paragraph-rsid="00145d74" fo:background-color="transparent" style:font-size-asian="12pt" style:font-size-complex="12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514ce" style:font-weight-asian="bold" style:font-weight-complex="bold"/>
    </style:style>
    <style:style style:name="T5" style:family="text">
      <style:text-properties fo:language="en" fo:country="US" officeooo:rsid="00145d74"/>
    </style:style>
    <style:style style:name="T6" style:family="text">
      <style:text-properties fo:language="en" fo:country="US" fo:background-color="transparent" loext:char-shading-value="0"/>
    </style:style>
    <style:style style:name="T7" style:family="text">
      <style:text-properties fo:language="ru" fo:country="RU" officeooo:rsid="00167dae"/>
    </style:style>
    <style:style style:name="T8" style:family="text">
      <style:text-properties fo:language="ru" fo:country="RU" officeooo:rsid="00145d74"/>
    </style:style>
    <style:style style:name="T9" style:family="text">
      <style:text-properties fo:language="ru" fo:country="RU" officeooo:rsid="0014dbcc"/>
    </style:style>
    <style:style style:name="T10" style:family="text">
      <style:text-properties fo:language="ru" fo:country="RU" fo:background-color="transparent" loext:char-shading-value="0"/>
    </style:style>
    <style:style style:name="T11" style:family="text">
      <style:text-properties fo:language="ru" fo:country="RU" officeooo:rsid="0014dbcc" fo:background-color="transparent" loext:char-shading-value="0"/>
    </style:style>
    <style:style style:name="T12" style:family="text">
      <style:text-properties fo:language="ru" fo:country="RU" fo:background-color="transparent" loext:char-shading-value="0" loext:padding="0in" loext:border="none"/>
    </style:style>
    <style:style style:name="T13" style:family="text">
      <style:text-properties fo:language="ru" fo:country="RU" officeooo:rsid="00145d74" fo:background-color="transparent" loext:char-shading-value="0"/>
    </style:style>
    <style:style style:name="T14" style:family="text">
      <style:text-properties fo:language="ru" fo:country="RU" officeooo:rsid="0014aa8d" fo:background-color="transparent" loext:char-shading-value="0"/>
    </style:style>
    <style:style style:name="T15" style:family="text">
      <style:text-properties fo:language="ru" fo:country="RU" officeooo:rsid="00167dae" fo:background-color="transparent" loext:char-shading-value="0"/>
    </style:style>
    <style:style style:name="T16" style:family="text">
      <style:text-properties fo:language="ru" fo:country="RU" fo:font-style="italic" fo:background-color="transparent" loext:char-shading-value="0" style:font-style-asian="italic" style:font-style-complex="italic" loext:padding="0in" loext:border="none"/>
    </style:style>
    <style:style style:name="T17" style:family="text">
      <style:text-properties officeooo:rsid="0014dbcc"/>
    </style:style>
    <style:style style:name="T18" style:family="text">
      <style:text-properties officeooo:rsid="00167dae"/>
    </style:style>
    <style:style style:name="T19" style:family="text">
      <style:text-properties officeooo:rsid="00186117"/>
    </style:style>
    <style:style style:name="T20" style:family="text">
      <style:text-properties officeooo:rsid="00188910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 loext:marker-style-name="T1"><text:span text:style-name="T3">Задачи </text:span><text:span text:style-name="T4">на ветвящиеся алгоритмы</text:span></text:p>
      <text:list text:style-name="WWNum4">
        <text:list-header>
          <text:p text:style-name="P2" loext:marker-style-name="T2"><text:span text:style-name="T5"/></text:p>
        </text:list-header>
        <text:list-item>
          <text:p text:style-name="P7">Пользователь вводит три числа. Программа выводит максимальное из них.</text:p>
        </text:list-item>
        <text:list-item>
          <text:p text:style-name="P5"><text:span text:style-name="T5">Пользователь вводит три числа. </text:span><text:span text:style-name="T7">Если среди чисел нет нуля, то вычислить произведение, иначе вычислить сумму этих чисел.</text:span></text:p>
        </text:list-item>
        <text:list-item>
          <text:p text:style-name="P5"><text:span text:style-name="T5">Пользователь вводит три числа. </text:span><text:span text:style-name="T7">Вывести их в порядке возрастания.</text:span></text:p>
        </text:list-item>
        <text:list-item>
          <text:p text:style-name="P2" loext:marker-style-name="T2"><text:span text:style-name="T5">Пользователь вводит 3 числа. Программа </text:span><text:span text:style-name="T8">должна проверить</text:span><text:span text:style-name="T5"> могут ли эти числа являться длинами сторон треугольника. </text:span><text:span text:style-name="T9">Если да, то вычислить площадь треугольника, </text:span><text:span text:style-name="T7">если нет, то вывести сумму этих чисел</text:span></text:p>
        </text:list-item>
        <text:list-item>
          <text:p text:style-name="P6">Пользователь вводит три числа – коэффициенты квадратного уравнения. Программа вычисляет корни уравнения</text:p>
        </text:list-item>
        <text:list-item>
          <text:p text:style-name="P4"><text:span text:style-name="T10">Пользователь вводит координаты точки на плоскости (</text:span><text:span text:style-name="T6">x,y</text:span><text:span text:style-name="T10">). Определить в какой четверти или на какой оси декартовой плоскости находится точка</text:span></text:p>
        </text:list-item>
        <text:list-item>
          <text:p text:style-name="P8">Написать программу, проверяющую является ли введённое пользователем число целым или дробным</text:p>
        </text:list-item>
        <text:list-item>
          <text:p text:style-name="P10"><text:span text:style-name="T10">Вычислит</text:span><text:span text:style-name="T11">ь выражение</text:span><text:span text:style-name="T10"> </text:span><text:span text:style-name="T12"><draw:frame draw:style-name="fr1" draw:name="Объект1" text:anchor-type="as-char" svg:width="0.8583in" svg:height="0.2516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2">.</text:span><text:span text:style-name="T10"> </text:span><text:span text:style-name="T13">Значения </text:span><text:bookmark text:name="MathJax-Element-48-Frame"/><text:bookmark text:name="MathJax-Span-342"/><text:bookmark text:name="MathJax-Span-343"/><text:bookmark text:name="MathJax-Span-344"/><text:span text:style-name="T16">x</text:span><text:span text:style-name="T10"> и </text:span><text:bookmark text:name="MathJax-Element-49-Frame"/><text:bookmark text:name="MathJax-Span-345"/><text:bookmark text:name="MathJax-Span-346"/><text:bookmark text:name="MathJax-Span-347"/><text:span text:style-name="T16">y</text:span><text:span text:style-name="T10"> вводит пользователь. Перед вычислением выполнить проверку на существование квадратных корней.</text:span></text:p>
        </text:list-item>
        <text:list-item>
          <text:p text:style-name="P11"><text:span text:style-name="T10">Дано пятизначное число. </text:span><text:span text:style-name="T14">З</text:span><text:span text:style-name="T10">анулить </text:span><text:span text:style-name="T14">ц</text:span><text:span text:style-name="T10">ифры, </text:span><text:span text:style-name="T14">стоящие</text:span><text:span text:style-name="T10"> на четных </text:span><text:span text:style-name="T14">разрядах</text:span><text:span text:style-name="T10">. Например, из </text:span></text:p>
          <text:p text:style-name="P11"><text:span text:style-name="T10">12345</text:span><text:span text:style-name="T14">6</text:span><text:span text:style-name="T10"> получается число </text:span><text:span text:style-name="T14">103050</text:span><text:span text:style-name="T10">. </text:span><text:span text:style-name="T14">Нумерация разрядов начинается с</text:span><text:span text:style-name="T11">права</text:span><text:span text:style-name="T14">.</text:span></text:p>
        </text:list-item>
      </text:list>
      <text:p text:style-name="P12"><text:span text:style-name="T14"/></text:p>
      <text:p text:style-name="P13"><text:span text:style-name="T14">=</text:span><text:span text:style-name="T10">=================================</text:span></text:p>
      <text:p text:style-name="P13"><text:span text:style-name="T10"/></text:p>
      <text:p text:style-name="P12"><text:span text:style-name="T14"/></text:p>
      <text:p text:style-name="P12"><text:span text:style-name="T14"/></text:p>
      <text:list text:continue-numbering="true" text:style-name="WWNum4">
        <text:list-item>
          <text:p text:style-name="P14">Дано четырехзначное число. Если оно читается слева направо и справа налево одинаково, то вывести yes, иначе no.</text:p>
        </text:list-item>
        <text:list-item>
          <text:p text:style-name="P14">Дано четырехзначное число. Поменят<text:span text:style-name="T17">ь</text:span> местами наименьшую и наибольшую цифры.</text:p>
        </text:list-item>
        <text:list-item>
          <text:p text:style-name="P8">Даны целочисленные координаты трех вершин прямоугольника, стороны которого параллельны координатным осям. Найт<text:span text:style-name="T17">и</text:span> координаты его четвертой вершины </text:p>
        </text:list-item>
        <text:list-item>
          <text:p text:style-name="P14">Даны два прямоугольника, стороны которых параллельны или перпендикулярны осям координат. Известны координаты левого нижнего угла каждого из них и длины их сторон. Один из прямоугольников назовем первым, другой — вторым. Найти координаты левого нижнего и правого верхнего углов минимального прямоугольника, содержащего указанные прямоугольники.</text:p>
        </text:list-item>
        <text:list-item>
          <text:p text:style-name="P9"><text:span text:style-name="T10"><text:s/></text:span><text:span text:style-name="T15">Пользователь вводит </text:span><text:span text:style-name="T10">трехзначное число. </text:span><text:span text:style-name="T15">Вычислить </text:span><text:span text:style-name="T10">новое число по следующим правилам. </text:span>Перемножаются первая и вторая, а также вторая и третья цифры исходного числа, <text:span text:style-name="T18">затем п</text:span>олученные два числа записываются друг за другом в порядке <text:span text:style-name="T18">возрастания </text:span>(без разделителей).</text:p>
        </text:list-item>
        <text:list-item>
          <text:p text:style-name="P9">Дано число. Если оно от <text:span text:style-name="T19">3</text:span> до <text:span text:style-name="T19">8</text:span> включительно, то увеличить его на 10. Если оно от <text:span text:style-name="T19">10</text:span> до <text:span text:style-name="T19">5</text:span>0, то уменьшить на 100. Если оно не более 0 или более <text:span text:style-name="T19">2</text:span>000, то увеличить в 3 раза (то есть умножить на 3). Иначе занулить это число.</text:p>
        </text:list-item>
        <text:list-item>
          <text:p text:style-name="P9">Дано три числа. Найти количество положительных чисел среди них.</text:p>
        </text:list-item>
        <text:list-item>
          <text:p text:style-name="P9"><text:soft-page-break/>Дана дата из трех чисел (день, месяц и год). Вывести yes, если такая дата существ<text:span text:style-name="T20">овала</text:span> <text:span text:style-name="T20">в прошлом</text:span> (например, 12 02 1999 - yes, 22 13 2001 - no). Считать, что в феврале всегда 28 дней.</text:p>
        </text:list-item>
        <text:list-item>
          <text:p text:style-name="P9">Дан<text:span text:style-name="T20">ы</text:span> две даты, каждая из которых состоит из трех чисел (день, месяц и год). Вывести yes, если первая дата раньше второй, иначе вывести no.</text:p>
        </text:list-item>
      </text:list>
      <text:p text:style-name="P1"><text:span text:style-name="T10"/></text:p>
      <text:p text:style-name="P1"><text:span text:style-name="T10"/></text:p>
      <text:p text:style-name="P1"><text:span text:style-name="T10"/></text:p>
      <text:p text:style-name="P1"><text:span text:style-name="T1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, Times, 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 fo:text-indent="0in" style:auto-text-indent="fals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5402in" fo:text-indent="-0.25in" fo:margin-left="1.5402in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1.7902in" fo:text-indent="-0.25in" fo:margin-left="1.7902in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2.0402in" fo:text-indent="-0.25in" fo:margin-left="2.0402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2.2902in" fo:text-indent="-0.25in" fo:margin-left="2.2902in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2.5402in" fo:text-indent="-0.25in" fo:margin-left="2.5402in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2.7902in" fo:text-indent="-0.25in" fo:margin-left="2.7902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3.0402in" fo:text-indent="-0.25in" fo:margin-left="3.0402in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3.2902in" fo:text-indent="-0.25in" fo:margin-left="3.2902in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3.5402in" fo:text-indent="-0.25in" fo:margin-left="3.540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2T12:48:10.071000000</meta:creation-date>
    <dc:date>2025-10-13T09:02:56.999960244</dc:date>
    <meta:editing-duration>PT1H50S</meta:editing-duration>
    <meta:editing-cycles>9</meta:editing-cycles>
    <meta:generator>LibreOffice/24.2.7.2$Linux_X86_64 LibreOffice_project/420$Build-2</meta:generator>
    <meta:document-statistic meta:table-count="0" meta:image-count="0" meta:object-count="1" meta:page-count="2" meta:paragraph-count="21" meta:word-count="396" meta:character-count="2701" meta:non-whitespace-character-count="2339"/>
  </office:meta>
</office:document-meta>
</file>

<file path=Object 1/content.xml><?xml version="1.0" encoding="utf-8"?>
<math xmlns="http://www.w3.org/1998/Math/MathML" display="block">
  <semantics>
    <msqrt>
      <mrow>
        <mi>x</mi>
        <mo stretchy="false">−</mo>
        <msqrt>
          <mrow>
            <mi>y</mi>
            <mo stretchy="false">+</mo>
            <mn>1</mn>
          </mrow>
        </msqrt>
      </mrow>
    </msqrt>
    <annotation encoding="StarMath 5.0">sqrt { x - sqrt {y+1} }</annotation>
  </semantics>
</math>
</file>